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82f5d" officeooo:paragraph-rsid="00082f5d"/>
    </style:style>
    <style:style style:name="P2" style:family="paragraph" style:parent-style-name="Title">
      <style:text-properties officeooo:rsid="00082f5d" officeooo:paragraph-rsid="00082f5d"/>
    </style:style>
    <style:style style:name="P3" style:family="paragraph" style:parent-style-name="Text_20_body">
      <style:text-properties officeooo:rsid="00082f5d" officeooo:paragraph-rsid="00082f5d"/>
    </style:style>
    <style:style style:name="P4" style:family="paragraph" style:parent-style-name="Text_20_body">
      <style:text-properties officeooo:rsid="0015b216" officeooo:paragraph-rsid="0015b216"/>
    </style:style>
    <style:style style:name="P5" style:family="paragraph" style:parent-style-name="Text_20_body">
      <style:text-properties officeooo:rsid="001652ea" officeooo:paragraph-rsid="001652ea"/>
    </style:style>
    <style:style style:name="T1" style:family="text">
      <style:text-properties officeooo:rsid="0015b216"/>
    </style:style>
    <style:style style:name="T2" style:family="text">
      <style:text-properties officeooo:rsid="001652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adme- <text:span text:style-name="T2">Player1.</text:span>cpp</text:p>
      <text:p text:style-name="P1">OBJECTIVES:</text:p>
      <text:p text:style-name="P1">Creates <text:span text:style-name="T2">both players</text:span> <text:span text:style-name="T1">and manages their movement,gameplay etc.</text:span></text:p>
      <text:p text:style-name="P1">QT FEATURES USED:</text:p>
      <text:p text:style-name="P1">Q<text:span text:style-name="T2">MediaPlayer – used for playing sound for background and scene items.</text:span></text:p>
      <text:p text:style-name="P1">Q<text:span text:style-name="T2">G</text:span>raphicsPixmapItem – <text:span text:style-name="T2">for displaying player cursors.</text:span></text:p>
      <text:p text:style-name="P1">VARIABLES AND MEMBER FUNCTIONS:</text:p>
      <text:p text:style-name="P4">keyPressEvent<text:span text:style-name="T2">() - tracks the keys pressed by the players.</text:span></text:p>
      <text:p text:style-name="P5">deny() - plays warning music when placing tower in water.</text:p>
      <text:p text:style-name="P5">cur,cur1 – cursor items for both players.</text:p>
      <text:p text:style-name="P5">select1,select2 – keeps track of whether towers are selected by play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6pt" fo:font-style="italic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00:59:14.816097106</meta:creation-date>
    <dc:date>2018-03-07T13:27:10.588433469</dc:date>
    <meta:editing-duration>PT29M31S</meta:editing-duration>
    <meta:editing-cycles>12</meta:editing-cycles>
    <meta:generator>LibreOffice/5.4.5.1$Linux_X86_64 LibreOffice_project/40m0$Build-1</meta:generator>
    <meta:document-statistic meta:table-count="0" meta:image-count="0" meta:object-count="0" meta:page-count="1" meta:paragraph-count="11" meta:word-count="68" meta:character-count="487" meta:non-whitespace-character-count="426"/>
  </office:meta>
</office:document-meta>
</file>